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1.6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ce1"/>
        <table:table-row table:style-name="ro1">
          <table:table-cell table:number-columns-repeated="2"/>
          <table:table-cell office:value-type="string">
            <text:p>Carnist</text:p>
          </table:table-cell>
          <table:table-cell office:value-type="string">
            <text:p>Vegan</text:p>
          </table:table-cell>
          <table:table-cell office:value-type="string">
            <text:p>&lt;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z Renz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chael Kindt 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ulia Beckman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ven Fischer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liver Keller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Uku Keller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an Batek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yriam Rup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ernd Ender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laus Schul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rhard Fre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aul Kr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vid Kauk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arlon Reink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irka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méli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lvin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im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Heiko Humpert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Jonas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aula Humper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hrista Nopper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oria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we Holzman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hristina Guthsmuth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ul Heizman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ndrew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enise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a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öhnke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8">28.08.2022</text:date>, <text:time>18:5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22-07-28T09:17:54.97</meta:creation-date>
    <dc:date>2022-08-28T18:52:10.62</dc:date>
    <dc:creator>Jirka Dell'Oro-Friedl</dc:creator>
    <meta:editing-duration>PT4H48M30S</meta:editing-duration>
    <meta:editing-cycles>7</meta:editing-cycles>
    <meta:generator>OpenOffice/4.1.5$Win32 OpenOffice.org_project/415m1$Build-9789</meta:generator>
    <meta:document-statistic meta:table-count="3" meta:cell-count="97" meta:object-count="0"/>
  </office:meta>
</office:document-meta>
</file>